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unson" svg:font-family="Munso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Munson" fo:font-weight="bold" style:font-weight-asian="bold" style:font-weight-complex="bold"/>
    </style:style>
    <style:style style:name="P2" style:family="paragraph" style:parent-style-name="Standard">
      <style:text-properties style:font-name="Munson" fo:font-size="10pt" style:font-size-asian="10pt" style:font-size-complex="10pt"/>
    </style:style>
    <style:style style:name="P3" style:family="paragraph" style:parent-style-name="Standard">
      <style:text-properties style:font-name="Munson" fo:font-size="10pt" officeooo:rsid="0001f8e7" officeooo:paragraph-rsid="0001f8e7" style:font-size-asian="10pt" style:font-size-complex="10pt"/>
    </style:style>
    <style:style style:name="P4" style:family="paragraph" style:parent-style-name="Standard">
      <style:paragraph-properties fo:text-align="justify" style:justify-single-word="false"/>
      <style:text-properties style:font-name="Munson" fo:font-size="10pt" style:font-size-asian="10pt" style:font-size-complex="10pt"/>
    </style:style>
    <style:style style:name="P5" style:family="paragraph" style:parent-style-name="Standard">
      <style:text-properties style:font-name="Munson" fo:font-size="10pt" officeooo:rsid="0003a79c" officeooo:paragraph-rsid="0003a79c" style:font-size-asian="10pt" style:font-size-complex="10pt"/>
    </style:style>
    <style:style style:name="P6" style:family="paragraph" style:parent-style-name="Standard">
      <style:text-properties style:font-name="Munson" fo:font-size="10pt" officeooo:rsid="0003a79c" officeooo:paragraph-rsid="00040234" style:font-size-asian="10pt" style:font-size-complex="10pt"/>
    </style:style>
    <style:style style:name="P7" style:family="paragraph" style:parent-style-name="Standard">
      <style:text-properties style:font-name="Munson" officeooo:rsid="0003a79c" officeooo:paragraph-rsid="00040234"/>
    </style:style>
    <style:style style:name="P8" style:family="paragraph" style:parent-style-name="Standard">
      <style:text-properties style:font-name="Munson" fo:font-size="10pt" officeooo:rsid="0003a79c" officeooo:paragraph-rsid="0004fd6d" style:font-size-asian="10pt" style:font-size-complex="10pt"/>
    </style:style>
    <style:style style:name="P9" style:family="paragraph" style:parent-style-name="Standard">
      <style:text-properties style:font-name="Munson" officeooo:rsid="0003a79c" officeooo:paragraph-rsid="0004fd6d"/>
    </style:style>
    <style:style style:name="P10" style:family="paragraph" style:parent-style-name="Standard">
      <style:text-properties officeooo:paragraph-rsid="0004fd6d"/>
    </style:style>
    <style:style style:name="P11" style:family="paragraph" style:parent-style-name="Standard">
      <style:text-properties style:font-name="Munson" officeooo:rsid="00064bd5" officeooo:paragraph-rsid="00064bd5"/>
    </style:style>
    <style:style style:name="P12" style:family="paragraph" style:parent-style-name="Standard">
      <style:text-properties style:font-name="Munson" fo:font-size="10pt" officeooo:rsid="00064bd5" officeooo:paragraph-rsid="00064bd5" style:font-size-asian="10pt" style:font-size-complex="10pt"/>
    </style:style>
    <style:style style:name="P13" style:family="paragraph" style:parent-style-name="Standard">
      <style:text-properties style:font-name="Munson" fo:font-size="12pt" officeooo:rsid="00064bd5" officeooo:paragraph-rsid="00064bd5" style:font-size-asian="12pt" style:font-size-complex="12pt"/>
    </style:style>
    <style:style style:name="P14" style:family="paragraph" style:parent-style-name="Standard">
      <style:paragraph-properties fo:text-align="justify" style:justify-single-word="false"/>
      <style:text-properties style:font-name="Munson" fo:font-size="10pt" officeooo:rsid="00064bd5" officeooo:paragraph-rsid="00064bd5" style:font-size-asian="10pt" style:font-size-complex="10pt"/>
    </style:style>
    <style:style style:name="P15" style:family="paragraph" style:parent-style-name="Standard">
      <style:paragraph-properties fo:text-align="justify" style:justify-single-word="false"/>
      <style:text-properties style:font-name="Munson" fo:font-size="10pt" officeooo:rsid="00064bd5" officeooo:paragraph-rsid="00091e63" style:font-size-asian="10pt" style:font-size-complex="10pt"/>
    </style:style>
    <style:style style:name="P16" style:family="paragraph" style:parent-style-name="Standard">
      <style:paragraph-properties fo:text-align="justify" style:justify-single-word="false"/>
      <style:text-properties style:font-name="Munson" fo:font-size="12pt" fo:font-weight="bold" officeooo:rsid="00064bd5" officeooo:paragraph-rsid="00091e63" style:font-size-asian="12pt" style:font-weight-asian="bold" style:font-size-complex="12pt" style:font-weight-complex="bold"/>
    </style:style>
    <style:style style:name="P17" style:family="paragraph" style:parent-style-name="Standard" style:list-style-name="L1">
      <style:paragraph-properties fo:text-align="justify" style:justify-single-word="false"/>
      <style:text-properties style:font-name="Munson" fo:font-size="12pt" fo:font-weight="normal" officeooo:rsid="00064bd5" officeooo:paragraph-rsid="00091e63"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Munson" fo:font-size="10pt" fo:font-weight="normal" officeooo:rsid="00064bd5" officeooo:paragraph-rsid="00091e63" style:font-size-asian="10pt" style:font-weight-asian="normal" style:font-size-complex="10pt" style:font-weight-complex="normal"/>
    </style:style>
    <style:style style:name="P19" style:family="paragraph" style:parent-style-name="Standard" style:list-style-name="L2">
      <style:paragraph-properties fo:text-align="justify" style:justify-single-word="false"/>
      <style:text-properties style:font-name="Munson" fo:font-size="10pt" fo:font-weight="normal" officeooo:rsid="00064bd5" officeooo:paragraph-rsid="00091e63" style:font-size-asian="10pt" style:font-weight-asian="normal" style:font-size-complex="10pt" style:font-weight-complex="normal"/>
    </style:style>
    <style:style style:name="P20" style:family="paragraph" style:parent-style-name="Standard" style:list-style-name="L3">
      <style:paragraph-properties fo:text-align="justify" style:justify-single-word="false"/>
      <style:text-properties style:font-name="Munson" fo:font-size="10pt" fo:font-weight="normal" officeooo:rsid="00064bd5" officeooo:paragraph-rsid="00091e63" style:font-size-asian="10pt" style:font-weight-asian="normal" style:font-size-complex="10pt" style:font-weight-complex="normal"/>
    </style:style>
    <style:style style:name="P21" style:family="paragraph" style:parent-style-name="Standard" style:list-style-name="L4">
      <style:paragraph-properties fo:text-align="justify" style:justify-single-word="false"/>
      <style:text-properties style:font-name="Munson" fo:font-size="10pt" fo:font-weight="normal" officeooo:rsid="00064bd5" officeooo:paragraph-rsid="00091e63" style:font-size-asian="10pt" style:font-weight-asian="normal" style:font-size-complex="10pt" style:font-weight-complex="normal"/>
    </style:style>
    <style:style style:name="P22" style:family="paragraph" style:parent-style-name="Standard">
      <style:paragraph-properties fo:text-align="justify" style:justify-single-word="false"/>
      <style:text-properties style:font-name="Munson" fo:font-size="10pt" officeooo:rsid="00064bd5" officeooo:paragraph-rsid="0012cd36" style:font-size-asian="10pt" style:font-size-complex="10pt"/>
    </style:style>
    <style:style style:name="P23" style:family="paragraph" style:parent-style-name="Standard">
      <style:paragraph-properties fo:text-align="justify" style:justify-single-word="false"/>
      <style:text-properties style:font-name="Munson" fo:font-size="10pt" officeooo:rsid="0012cd36" officeooo:paragraph-rsid="0012cd36" style:font-size-asian="10pt" style:font-size-complex="10pt"/>
    </style:style>
    <style:style style:name="P24" style:family="paragraph" style:parent-style-name="Standard">
      <style:paragraph-properties fo:text-align="justify" style:justify-single-word="false"/>
      <style:text-properties style:font-name="Munson" fo:font-size="10pt" fo:font-weight="bold" officeooo:rsid="0012cd36" officeooo:paragraph-rsid="0012cd36" style:font-size-asian="10pt" style:font-weight-asian="bold" style:font-size-complex="10pt" style:font-weight-complex="bold"/>
    </style:style>
    <style:style style:name="P25" style:family="paragraph" style:parent-style-name="Standard">
      <style:paragraph-properties fo:text-align="justify" style:justify-single-word="false"/>
      <style:text-properties style:font-name="Munson" fo:font-size="10pt" officeooo:rsid="0012cd36" officeooo:paragraph-rsid="001578f9" style:font-size-asian="10pt" style:font-size-complex="10pt"/>
    </style:style>
    <style:style style:name="P26" style:family="paragraph" style:parent-style-name="Footnote">
      <style:text-properties style:font-name="Munson" fo:font-size="9pt" style:font-size-asian="9pt" style:font-size-complex="9pt"/>
    </style:style>
    <style:style style:name="T1" style:family="text">
      <style:text-properties officeooo:rsid="00034871"/>
    </style:style>
    <style:style style:name="T2" style:family="text">
      <style:text-properties officeooo:rsid="0003a79c"/>
    </style:style>
    <style:style style:name="T3" style:family="text">
      <style:text-properties officeooo:rsid="0003946e"/>
    </style:style>
    <style:style style:name="T4" style:family="text">
      <style:text-properties officeooo:rsid="00064bd5"/>
    </style:style>
    <style:style style:name="T5" style:family="text">
      <style:text-properties fo:font-size="9pt" style:font-size-asian="9pt" style:font-size-complex="9pt"/>
    </style:style>
    <style:style style:name="T6" style:family="text">
      <style:text-properties fo:font-size="10pt" style:font-size-asian="10pt" style:font-size-complex="10pt"/>
    </style:style>
    <style:style style:name="T7" style:family="text">
      <style:text-properties officeooo:rsid="00040234"/>
    </style:style>
    <style:style style:name="T8" style:family="text">
      <style:text-properties fo:font-size="10pt" officeooo:rsid="0004fd6d" style:font-size-asian="10pt" style:font-size-complex="10pt"/>
    </style:style>
    <style:style style:name="T9" style:family="text">
      <style:text-properties officeooo:rsid="0004fd6d"/>
    </style:style>
    <style:style style:name="T10" style:family="text">
      <style:text-properties style:font-name="Munson" fo:font-size="10pt" officeooo:rsid="0003a79c" style:font-size-asian="10pt" style:font-size-complex="10pt"/>
    </style:style>
    <style:style style:name="T11" style:family="text">
      <style:text-properties officeooo:rsid="00072be2"/>
    </style:style>
    <style:style style:name="T12" style:family="text">
      <style:text-properties style:text-underline-style="none"/>
    </style:style>
    <style:style style:name="T13" style:family="text">
      <style:text-properties officeooo:rsid="00091e63"/>
    </style:style>
    <style:style style:name="T14" style:family="text">
      <style:text-properties fo:font-weight="bold" style:font-weight-asian="bold" style:font-weight-complex="bold"/>
    </style:style>
    <style:style style:name="T15" style:family="text">
      <style:text-properties officeooo:rsid="000d5dde"/>
    </style:style>
    <style:style style:name="T16" style:family="text">
      <style:text-properties officeooo:rsid="000a5fd6"/>
    </style:style>
    <style:style style:name="T17" style:family="text">
      <style:text-properties officeooo:rsid="000c3a42"/>
    </style:style>
    <style:style style:name="T18" style:family="text">
      <style:text-properties officeooo:rsid="000e5e22"/>
    </style:style>
    <style:style style:name="T19" style:family="text">
      <style:text-properties officeooo:rsid="000f5e7c"/>
    </style:style>
    <style:style style:name="T20" style:family="text">
      <style:text-properties officeooo:rsid="00111c84"/>
    </style:style>
    <style:style style:name="T21" style:family="text">
      <style:text-properties officeooo:rsid="00122aec"/>
    </style:style>
    <style:style style:name="T22" style:family="text">
      <style:text-properties officeooo:rsid="001578f9"/>
    </style:style>
    <style:style style:name="T23" style:family="text">
      <style:text-properties officeooo:rsid="00188c00"/>
    </style:style>
    <style:style style:name="T24" style:family="text">
      <style:text-properties fo:font-weight="bold" officeooo:rsid="0019d56d" style:font-weight-asian="bold" style:font-weight-complex="bold"/>
    </style:style>
    <style:style style:name="T25" style:family="text">
      <style:text-properties officeooo:rsid="001a7bb0"/>
    </style:style>
    <style:style style:name="T26" style:family="text">
      <style:text-properties officeooo:rsid="001c5ff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uía del Ministerio de la Tercera Orden Carmelita</text:p>
      <text:p text:style-name="P2"/>
      <text:p text:style-name="P3">+</text:p>
      <text:p text:style-name="P2">¡Alabado sea Jesucristo!</text:p>
      <text:p text:style-name="P2"/>
      <text:p text:style-name="P2">Querido Padre,</text:p>
      <text:p text:style-name="P2"/>
      <text:p text:style-name="P2">Muchas gracias por su ayuda en la formación de un nuevo Terciario Carmelita.</text:p>
      <text:p text:style-name="P2"/>
      <text:p text:style-name="P4">Esta guía está preparada como un formulario en esta primera página para comunicarme una recomendación de un candidato, y posteriormente para brindarle ayuda para comprender las disposiciones espirituales y responsabilidades particulares que asume un Terciario Carmelita.</text:p>
      <text:p text:style-name="P4"/>
      <text:p text:style-name="P4">Espero ver a nuestros Terciarios Carmelitas Profesos con espíritu de oración y mortificación, buen juicio y la intención de seguir la Regla, para que progresen hacia la perfección viviendo la vida contemplativa según nuestra Regla. Que así alcancen la gracia de Dios y la ayuda de Nuestra Señora del Carmen. <text:span text:style-name="T1">Espero</text:span> ayudes a estas almas a venir al Carmelo con estas disposiciones.</text:p>
      <text:p text:style-name="P4"/>
      <text:p text:style-name="P4">Solicito a los <text:span text:style-name="T2">P</text:span>ostulantes y <text:span text:style-name="T2">N</text:span>ovicios que soliciten permiso para convertirse en novicios y <text:span text:style-name="T3">a </text:span>profes<text:span text:style-name="T3">os</text:span>. Para ello, les pido una recomendación de su párroco, confesor o director espiritual. Si lo desean, firmen a continuación para indicar su recomendación. Usted o el candidato pueden enviarme esta página, escaneada o en formato de imagen, por correo electrónico. Responderé afirmativamente. La información de contacto se encuentra en la página siguiente.</text:p>
      <text:p text:style-name="P2"/>
      <text:p text:style-name="P2">Esto será de mucha ayuda y muchas gracias.</text:p>
      <text:p text:style-name="P2"/>
      <text:p text:style-name="P2">Bendiciones,</text:p>
      <text:p text:style-name="P2">Fr. Kevin Robinson, SSPX</text:p>
      <text:p text:style-name="P2">Capellán del Distrito de EE. UU., Terciarios Carmelitas.</text:p>
      <text:p text:style-name="P2"/>
      <text:p text:style-name="P5">___________________________________________________________________________________<text:span text:style-name="T4">________________</text:span></text:p>
      <text:p text:style-name="P5">Recomendación de un Postulante para convertirse en Novicio:</text:p>
      <text:p text:style-name="P5"/>
      <text:p text:style-name="P5">Yo, Padre _______________________________________ recomiendo a este Postulante </text:p>
      <text:p text:style-name="P5"><text:s text:c="53"/><text:span text:style-name="T5">Nombre del Padre</text:span></text:p>
      <text:p text:style-name="P5">_______________________________________ para ser un Terciario Carmelita Novicio.</text:p>
      <text:p text:style-name="P5"><text:s text:c="26"/><text:span text:style-name="T5">Nombre del Postulante</text:span></text:p>
      <text:p text:style-name="P5">Firma del padre ____________________________________ fecha _________________________</text:p>
      <text:p text:style-name="P5"/>
      <text:p text:style-name="P5"/>
      <text:p text:style-name="P5">___________________________________________________________________________________<text:span text:style-name="T4">________________</text:span></text:p>
      <text:p text:style-name="P5">Recomendación de un Novicio para Profeso:</text:p>
      <text:p text:style-name="P5"/>
      <text:p text:style-name="P5">Yo, Padre _______________________________________ Recomiendo a este Novicio </text:p>
      <text:p text:style-name="P5"><text:s text:c="53"/><text:span text:style-name="T5">Nombre del Padre</text:span></text:p>
      <text:p text:style-name="P5">_______________________________________ para ser Terciario Carmelita Profeso.</text:p>
      <text:p text:style-name="P5"><text:s text:c="20"/><text:span text:style-name="T5"><text:s text:c="6"/>Nombre del Novicio</text:span></text:p>
      <text:p text:style-name="P5">Firma del padre ____________________________________ fecha _________________________</text:p>
      <text:p text:style-name="P6">___________________________________________________________________________________<text:span text:style-name="T4">________________</text:span></text:p>
      <text:p text:style-name="P7"><text:soft-page-break/><text:span text:style-name="T6">Querido Padre,</text:span></text:p>
      <text:p text:style-name="P6"/>
      <text:p text:style-name="P6">Los aspirantes y novicios deben poseer información adicional que pueda ser de su interés, incluyendo:</text:p>
      <text:p text:style-name="P6"/>
      <text:p text:style-name="P6"><text:tab/>“Saludos del P. Robinson”</text:p>
      <text:p text:style-name="P6"><text:tab/>“CON <text:span text:style-name="T7">CELO</text:span>: Introducción a los Terciarios Carmelitas”, una introducción a la Tercera Orden.</text:p>
      <text:p text:style-name="P6"><text:tab/>1. “Tercera Orden Carmelita - Aspirante a la Profesión”, una explicación.</text:p>
      <text:p text:style-name="P6"><text:tab/>2. “Formulario de Inscripción de la Tercera Orden Carmelita”, para rellenar al solicitar el <text:tab/><text:tab/><text:tab/><text:tab/>Postulante.</text:p>
      <text:p text:style-name="P6"><text:tab/>3. “Guía de Recomendación y Ministerio de la Tercera Orden Carmelita”, para que tu párroco, <text:tab/><text:tab/><text:tab/>confesor o director espiritual te ayude en tu formación.</text:p>
      <text:p text:style-name="P6"><text:tab/>4. “Extracto 1-92 de la REGLA, TAMAÑO CARTA”, un extracto del Manual (la regla).</text:p>
      <text:p text:style-name="P6"><text:tab/>5. “Vademécum”, un manual útil para los Terciarios Carmelitas.</text:p>
      <text:p text:style-name="P6"/>
      <text:p text:style-name="P6">Puedes encontrar esto y más en este enlace. Guarda este artículo en tus favoritos y descárgalo cuando quieras.</text:p>
      <text:p text:style-name="P6"/>
      <text:p text:style-name="P7"><text:a xlink:type="simple" xlink:href="https://www.dropbox.com/sh/p4n06bkh9zlj2zh/AACqjfNCUQA3wKBS1y7EgEA-a?dl=0" text:style-name="Internet_20_link" text:visited-style-name="Visited_20_Internet_20_Link"><text:span text:style-name="T6">https://www.dropbox.com/sh/p4n06bkh9zlj2zh/AACqjfNCUQA3wKBS1y7EgEA-a?dl=0</text:span></text:a></text:p>
      <text:p text:style-name="P6"/>
      <text:p text:style-name="P6">Para cualquier ayuda o pregunta, por favor contacte a:</text:p>
      <text:p text:style-name="P6"/>
      <text:p text:style-name="P8">Terciarios Carmelitas <text:tab/><text:tab/><text:tab/><text:tab/><text:tab/><text:tab/>Capellán del Distrito de los EE. UU.</text:p>
      <text:p text:style-name="P8">Coordinación Rev.<text:tab/><text:tab/><text:tab/><text:tab/><text:tab/><text:tab/>Fr. Kevin Robinson</text:p>
      <text:p text:style-name="P8">Apartado postal 2073<text:tab/><text:tab/><text:tab/><text:tab/><text:tab/><text:tab/>Casa de Retiros San Ignacio, FSSPX</text:p>
      <text:p text:style-name="P8">Post Falls, ID 83877<text:tab/><text:tab/><text:tab/><text:tab/><text:tab/><text:tab/>Sendero Tackora 209</text:p>
      <text:p text:style-name="P9"><text:span text:style-name="T6">email: </text:span><text:a xlink:type="simple" xlink:href="mailto:tertiariesOCD@gmail.com" text:style-name="Internet_20_link" text:visited-style-name="Visited_20_Internet_20_Link"><text:span text:style-name="T6">ter</text:span><text:span text:style-name="T8">ti</text:span><text:span text:style-name="T6">ariesOCD@gmail.com</text:span></text:a><text:span text:style-name="T6"><text:tab/><text:tab/><text:tab/><text:tab/>Ridgefield, CT 06877</text:span></text:p>
      <text:p text:style-name="P9"><text:span text:style-name="T6"><text:tab/><text:tab/><text:tab/><text:tab/><text:tab/><text:tab/><text:tab/><text:tab/>email: </text:span><text:a xlink:type="simple" xlink:href="mailto:k.robinson@fsspx.email" text:style-name="Internet_20_link" text:visited-style-name="Visited_20_Internet_20_Link"><text:span text:style-name="T6">k.robinson@fsspx.email</text:span></text:a></text:p>
      <text:p text:style-name="P8"/>
      <text:p text:style-name="P8">Para consultas envia<text:span text:style-name="T9">rl</text:span>as directamente al <text:span text:style-name="T9">Fr,</text:span> Robinson,</text:p>
      <text:p text:style-name="P10"><text:span text:style-name="T10">por favor envíe una copia a </text:span><text:a xlink:type="simple" xlink:href="mailto:tertiariesOCD@gmail.com" text:style-name="Internet_20_link" text:visited-style-name="Visited_20_Internet_20_Link"><text:span text:style-name="T6">ter</text:span><text:span text:style-name="T8">ti</text:span><text:span text:style-name="T6">ariesOCD@gmail.com</text:span></text:a></text:p>
      <text:p text:style-name="P8">a menos que sea personal.</text:p>
      <text:p text:style-name="P9"/>
      <text:p text:style-name="P9">CONTENIDO DE LAS PÁGINAS QUE SIGUEN:</text:p>
      <text:p text:style-name="P11">___________________________________________________________________________________</text:p>
      <text:p text:style-name="P11"/>
      <text:p text:style-name="P12">Página 3. <text:tab/>Extracto del Vademécum: El ejemplo y el espíritu de los Terciarios del Carmelo.</text:p>
      <text:p text:style-name="P12"/>
      <text:p text:style-name="P12">Página 4. <text:tab/>Resumen de obligaciones.</text:p>
      <text:p text:style-name="P12"/>
      <text:p text:style-name="P12">Página 5. <text:tab/>Regla Capítulo II, Sobre el establecimiento de la Tercera Orden y párrafo 8, Admisión.</text:p>
      <text:p text:style-name="P12"><text:tab/><text:tab/>Regla Capítulo III, La facultad de admitir en la Tercera Orden.</text:p>
      <text:p text:style-name="P12"><text:tab/><text:tab/>Regla Capítulo IV, Condiciones necesarias para la admisión en la Tercera Orden.</text:p>
      <text:p text:style-name="P12"/>
      <text:p text:style-name="P12">Página 6. <text:tab/>Regla Capítulo V, El Hábito.</text:p>
      <text:p text:style-name="P12"><text:tab/><text:tab/>Regla Capítulo VI, Admisión a la Tercera Orden, El Habito.</text:p>
      <text:p text:style-name="P12"/>
      <text:p text:style-name="P12">Página 7. <text:tab/>Regla Capítulo VII, La Profesión.</text:p>
      <text:p text:style-name="P12"/>
      <text:p text:style-name="P13"><text:soft-page-break/>Del Vade-<text:span text:style-name="T11">Me</text:span>cum:</text:p>
      <text:p text:style-name="P13">DE LOS TERCIARIOS DEL CARMELO</text:p>
      <text:p text:style-name="P13"/>
      <text:p text:style-name="P14">“El objeto de nuestra Tercera Orden, siguiendo el ejemplo de los frailes y monjas de la Orden, es dar gloria a Dios, honrar a nuestra Santísima Señora del Carmelo y ayudar a nuestra Santa Madre la Iglesia con sus oraciones.</text:p>
      <text:p text:style-name="P12"/>
      <text:p text:style-name="P14">Cuando se trata de examinar a alguien que se presenta a la vida religiosa en la Orden de San Benito, el Santo exige que se averigüe si verdaderamente busca a Dios, «an vere quaerit Deum». Nuestra Santa Madre Santa Teresa desea que, además, investiguemos si la persona que desea entrar en religión posee un buen juicio; y esto le parece de capital importancia, no solo porque conviene excluir de una Orden a quienes carecen de equilibrio y estabilidad, sino porque por juicio se refiere a la correcta comprensión de las realidades sobrenaturales... El cristiano con buen juicio comprende que las criaturas son solo criaturas, y por lo tanto no se apegará a ellas. Con este conocimiento de lo que realmente es un ser creado y con la virtud sobrenatural de la fe infundida en el buen juicio, pondrá a Dios por encima de todo, en primer lugar. Entendiendo que sólo Dios es necesario, y que las cosas creadas sólo se han de usar en cuanto conducen a Dios, o al menos en cuanto no impiden nuestro ir a Él, el alma se desprenderá más fácilmente de todas las cosas, no se detendrá más en el camino.</text:p>
      <text:p text:style-name="P14"/>
      <text:p text:style-name="P15">... pasaje de un antiguo autor francés del siglo XVII, el Padre Esteban de San Francisco Javier, carmelita de la <text:span text:style-name="T12">Reforma</text:span> de T<text:span text:style-name="T13">e</text:span>re<text:span text:style-name="T13">sia</text:span>na. En su libro «La Tercera Orden de Nuestra Señora del Monte Carmelo, explicada para los Hermanos y Hermanas que la profesan», dice: <text:span text:style-name="T14">«¿Cuál es el espíritu de la Orden de Nuestra Señora del Monte Carmelo?»</text:span> Es la contemplación. La Orden se originó en las montañas, en los desiertos, en la soledad. Desde sus primeras tradiciones, recibe la inclinación e incluso la obligación de fomentar una vida completamente interior, retirada y oculta. Ya que San Elías, Patriarca del Carmelo, vivió siempre en la presencia de Dios y tuvo como lema estas hermosas palabras: «Vive el Señor, ante cuyo rostro estoy» (III Reyes); ya que, según la opinión de varios doctores, vio la esencia divina en la tierra, como los bienaventurados la ven en el cielo, ha inspirado a sus religiosos con el espíritu de contemplación, y aunque, por la autoridad de la Iglesia, se ocupen de ayudar al prójimo, no deja de preservar la contemplación como el objetivo principal y esencial de su Orden… acercándonos a Dios, conduciéndonos a Dios, uniéndonos a Dio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Resumen de las obligaciones de la Tercera Orden. Obligaciones estrictas.</text:p>
      <text:p text:style-name="P15"/>
      <text:p text:style-name="P16"><text:span text:style-name="T15">D</text:span>iario.</text:p>
      <text:list text:style-name="L1">
        <text:list-item>
          <text:p text:style-name="P17">Llevar el hábito noche y día, como se establece en el párrafo 13 de la Regla, y no sustituirlo por un escapulario más pequeño, sin causa grave ni sin dispensa (<text:span text:style-name="T16">Núns</text:span>. 13-14). Se puede ganar una indulgencia de 500 días besando con devoción el santo escapulario.</text:p>
        </text:list-item>
        <text:list-item>
          <text:p text:style-name="P17">Misa diaria, si es posible. (Nú<text:span text:style-name="T16">m</text:span>. 52.)</text:p>
        </text:list-item>
        <text:list-item>
          <text:p text:style-name="P17">Comunión frecuente, al menos una vez por semana (nú<text:span text:style-name="T16">ns</text:span>. 54-56); y Comunión espiritual, al menos diariamente (nú<text:span text:style-name="T16">n</text:span>. 57).</text:p>
        </text:list-item>
        <text:list-item>
          <text:p text:style-name="P17">Recitar el Oficio Divino, o “Pequeño Oficio de la Santísima Virgen”, o veinticinco veces el Pa<text:span text:style-name="T16">dres Nuestros</text:span> y <text:span text:style-name="T16">Dios te salve</text:span>, (nú<text:span text:style-name="T16">ms</text:span>. 41 a 46), siete veces los Maitines y Laudes y tres veces cada una de las otras Horas Canónicas, es decir, Prima, Tercia, Sexta, Nona, Vísperas y Completas.</text:p>
        </text:list-item>
        <text:list-item>
          <text:p text:style-name="P17">Media hora de oración mental, un cuarto de hora por la mañana y un cuarto de hora por la tarde, o todo a la vez (nú<text:span text:style-name="T17">m</text:span>. 47-48), si es posible.</text:p>
        </text:list-item>
        <text:list-item>
          <text:p text:style-name="P17">Para los sacerdotes, una hora, todos a la vez, o bien media hora por la mañana y media hora por la tarde.</text:p>
        </text:list-item>
        <text:list-item>
          <text:p text:style-name="P17">El ejercicio de la presencia de Dios. (Nú<text:span text:style-name="T15">m</text:span>. 51.)</text:p>
        </text:list-item>
        <text:list-item>
          <text:p text:style-name="P17">Lectura espiritual. (Nú<text:span text:style-name="T15">m</text:span> 49.)</text:p>
        </text:list-item>
        <text:list-item>
          <text:p text:style-name="P17">Examen de conciencia con acto de contrición. (Nú<text:span text:style-name="T18">m</text:span> 50.)</text:p>
        </text:list-item>
        <text:list-item>
          <text:p text:style-name="P17">Visita al Santísimo Sacramento. (Nú<text:span text:style-name="T18">m</text:span>. 62.)</text:p>
        </text:list-item>
        <text:list-item>
          <text:p text:style-name="P17">Observancia del silencio y evitar la ociosidad. (Núms. 69 a 72.)</text:p>
        </text:list-item>
      </text:list>
      <text:p text:style-name="P18"/>
      <text:p text:style-name="P16">Semanal.</text:p>
      <text:list text:style-name="L2">
        <text:list-item>
          <text:p text:style-name="P19">Observancia de los ayunos y abstinencias prescritos por la Iglesia, abstinencia de carne todos los miércoles del año y los sábados de Adviento. (Nú<text:span text:style-name="T19">m</text:span>. 64 a 68.)</text:p>
        </text:list-item>
        <text:list-item>
          <text:p text:style-name="P19">Los que padecen alguna debilidad o enfermedad (aunque no sea grave), tienen justo motivo para ser dispensados <text:span text:style-name="T20">d</text:span>el ayuno y de la abstinencia de carne prescritos por la Regla.</text:p>
        </text:list-item>
        <text:list-item>
          <text:p text:style-name="P19">Razones similares son la incomodidad que supondría para su familia proporcionar alimentos especiales; asimismo, el estrés laboral excepcional y otros motivos razonables. (Núms. 64 a 68.)</text:p>
        </text:list-item>
        <text:list-item>
          <text:p text:style-name="P19">Sin embargo, los Terciarios no deben dispensarse ni buscar ser dispensados <text:span text:style-name="T20">s</text:span>in causa grave y suficiente. En todos los casos, se recomienda que sustituyan los actos de penitencia de los que han sido dispensados <text:span text:style-name="T20">p</text:span>or otros pequeños actos de penitencia que voluntariamente realicen para suplirlos.</text:p>
        </text:list-item>
      </text:list>
      <text:p text:style-name="P18"/>
      <text:p text:style-name="P16">Mensual.</text:p>
      <text:list text:style-name="L3">
        <text:list-item>
          <text:p text:style-name="P20">Una vez al mes, si es posible, dedicarán un día al retiro, incluso en casa y mientras se dedican a sus tareas habituales. Podría muy bien elegirse el primer viernes del mes para este retiro (nú<text:span text:style-name="T20">m</text:span>. 60).</text:p>
        </text:list-item>
        <text:list-item>
          <text:p text:style-name="P20">Asistencia a la reunión mensual, en la medida de lo posible; (para aquellos miembros que no se encuentren aislados).</text:p>
        </text:list-item>
      </text:list>
      <text:p text:style-name="P18"/>
      <text:p text:style-name="P18"/>
      <text:p text:style-name="P18"/>
      <text:p text:style-name="P16"><text:soft-page-break/>Anual.</text:p>
      <text:list text:style-name="L4">
        <text:list-item>
          <text:p text:style-name="P21">Para ajustarse exactamente a las prescripciones del Capítulo XIV sobre el ayuno y la abstinencia.</text:p>
        </text:list-item>
        <text:list-item>
          <text:p text:style-name="P21">Ejercicios Espirituales de un retiro, (Nú<text:span text:style-name="T20">m</text:span> 60.)</text:p>
        </text:list-item>
        <text:list-item>
          <text:p text:style-name="P21">Las Novenas o Triduos en preparación a las fiestas principales de Nuestro Señor y Su Santísima Madre, de nuestros Santos Fundadores y Patronos, y de otros Santos, “según su devoción”. (No. 62.)</text:p>
        </text:list-item>
        <text:list-item>
          <text:p text:style-name="P21">Renovación de la profesión el 14 de septiembre y en la festividad de la Epifanía. (Nú<text:span text:style-name="T20">m</text:span> 30.)</text:p>
        </text:list-item>
        <text:list-item>
          <text:p text:style-name="P21">Cuando se presente la ocasión, la práctica de la caridad hacia los enfermos y los sufragios por los difuntos. (Nú<text:span text:style-name="T21">m</text:span>. 73 a 81.)</text:p>
        </text:list-item>
        <text:list-item>
          <text:p text:style-name="P21">Por último, ayudar al clero en las obras parroquiales. (Nú<text:span text:style-name="T21">m</text:span> 72.)</text:p>
        </text:list-item>
      </text:list>
      <text:p text:style-name="P18"/>
      <text:p text:style-name="P15"/>
      <text:p text:style-name="P22">De la regla: DE LOS TERCIARIOS DEL CARMELO</text:p>
      <text:p text:style-name="P22">MANUAL DE LA TERCERA ORDEN (SECULAR) DE NUESTRA BENDITA SEÑORA DEL MONTE CARMELO Y SANTA TERESA DE JESÚS</text:p>
      <text:p text:style-name="P22"/>
      <text:p text:style-name="P22">CAPÍTULO II</text:p>
      <text:p text:style-name="P22">DEL ESTABLECIMIENTO DE LA TERCERA ORDEN</text:p>
      <text:p text:style-name="P22"/>
      <text:p text:style-name="P23"><text:tab/>4. El Muy Reverendo Padre General o su Vicario, en virtud de las facultades concedidas por los Sumos Pontífices a la Orden del Carmelo y extendidas por Clemente VIII a los Superiores de la Reforma de Santa Teresa, está facultado para erigir Congregaciones o Sociedades de la Tercera Orden.</text:p>
      <text:p text:style-name="P23"><text:tab/>5. La Tercera Orden se establece generalmente como un cuerpo orgánico o Congregación en alguna iglesia especialmente designada bajo la dirección de los Superiores de la Orden o sus delegados.</text:p>
      <text:p text:style-name="P23"><text:tab/>6. Para que el establecimiento de dichas Congregaciones tenga carácter canónico, se requiere la autorización del Muy Reverendo Padre General de la Orden o de su Vicario, así como el consentimiento escrito del obispo de la diócesis correspondiente.</text:p>
      <text:p text:style-name="P23"><text:tab/>7. Aunque es preferible el estado de Terciarios unidos en una Congregación, no es esencial. Las personas pueden seguir perteneciendo a la Tercera Orden sin adherirse a ninguna Congregación, como Terciarios que viven su propia vida de forma independiente en el mundo.</text:p>
      <text:p text:style-name="P24"><text:tab/>8. Para pertenecer de esta manera a la Tercera Orden, basta ser admitido por el Superior y recibir el hábito de él o de cualquier otro sacerdote debidamente autorizado; y después de un año de noviciado, hacer la profesión en manos del mismo o de cualquier otro sacerdote que tenga las facultades necesarias.</text:p>
      <text:p text:style-name="P23"><text:tab/>9. Estos Terciarios se regirán por la misma Regla en todo lo que a ellos más particularmente les concierne, bajo la dirección de su propio confesor.</text:p>
      <text:p text:style-name="P23"/>
      <text:p text:style-name="P23">CAPÍTULO III</text:p>
      <text:p text:style-name="P23">DE LA FACULTAD DE ADMISIÓN EN LA TERCERA ORDEN</text:p>
      <text:p text:style-name="P23"/>
      <text:p text:style-name="P23"><text:tab/>10. El Muy Reverendo Padre General puede dar el hábito de la Tercera Orden y, a su debido tiempo, admitir a la profesión en cualquier lugar; el Reverendo Padre Provincial puede hacer lo mismo dentro de los límites de sus propias provincias, y los Superiores locales en sus respectivos distritos.</text:p>
      <text:p text:style-name="P23"><text:tab/>11. Además, el Muy Reverendo Padre General o su Vicario pueden delegar para este fin a todos los sacerdotes, seculares o regulares (de cualquier Instituto), a su discreción, independientemente del tiempo y el lugar; el Reverendo Padre Provincial o el Vicario Provincial pueden conferir estas facultades solo a sus propios religiosos dentro de los límites de su propia provincia durante el tiempo de su cargo; los Superiores locales solo pueden delegar a sus propios súbditos en su propio distrito y durante el período en que permanezcan en autoridad.</text:p>
      <text:p text:style-name="P23"/>
      <text:p text:style-name="P23"><text:soft-page-break/>CAPÍTULO IV</text:p>
      <text:p text:style-name="P23">CONDICIONES NECESARIAS PARA LA ADMISIÓN A LA TERCERA ORDEN</text:p>
      <text:p text:style-name="P23"/>
      <text:p text:style-name="P25"><text:tab/>12. Pueden ser admitid<text:span text:style-name="T22">o</text:span>s en la Tercera Orden personas de ambos sexos y de toda condición —eclesiásticos y laicos, solteros, casados <text:span text:style-name="T22">o</text:span> viudos—, siempre que cumplan las siguientes condiciones:</text:p>
      <text:p text:style-name="P25"><text:tab/>(a) que no están obligados por votos perpetuos o temporales en ningún Instituto Religioso;</text:p>
      <text:p text:style-name="P25"><text:tab/><text:span text:style-name="T22">(</text:span>b) que no pertenecen a ninguna otra Tercera Orden, ni como profesos ni como novicios;</text:p>
      <text:p text:style-name="P25"><text:tab/>(c) que sean de vida ejemplar, constantes y firmes en su profesión de la fe católica y firmes en su obediencia a la Santa Iglesia Romana;</text:p>
      <text:p text:style-name="P25"><text:tab/>(d) que estén movidos por un sincero deseo de llevar una vida más perfecta en el cumplimiento de sus deberes tanto generales como particulares, y por la intención de servir a Dios y a Nuestra Santísima Señora del Monte Carmelo con mayor fidelidad;</text:p>
      <text:p text:style-name="P25"><text:tab/><text:span text:style-name="T22">(</text:span>e) que sean de buena reputación y posean medios adecuados o sean capaces de ganarse la vida con su propio trabajo honesto;</text:p>
      <text:p text:style-name="P25"><text:tab/><text:span text:style-name="T22">(</text:span>f) que hayan cumplido veinticuatro años de edad; los Superiores y Directores, sin embargo, pueden dispensar de esta última condición a aquellos cuyo buen carácter parezca justificar la dispensa, con tal que hayan cumplido veinte años de edad.</text:p>
      <text:p text:style-name="P25"><text:tab/>(g) Nuestro Padre General en toda la Orden y los Muy Reverendos Padres Provinciales en sus respectivas Provincias, con facultad concedida por la Sagrada Congregación de Religiosos con Rescripto 1178/45 del 21 de diciembre de 1949, pueden dispensar de la edad requerida a los Aspirantes, con tal de que su buen carácter garantice el éxito, para que puedan recibir el Hábito al cumplir los quince años y profesar al cumplir los dieciséis.</text:p>
      <text:p text:style-name="P23"/>
      <text:p text:style-name="P23">CAPÍTULO V</text:p>
      <text:p text:style-name="P23">EL HÁBITO</text:p>
      <text:p text:style-name="P23"/>
      <text:p text:style-name="P23"><text:tab/>13. Sin perjuicio de la loable costumbre que existe en algunos lugares de llevar un hábito más elaborado en las Fiestas Solemnes y cuando se participa en funciones sagradas, sin embargo, el hábito real y distintivo de los Terciarios consiste en un escapulario de tela marrón, o en verano de sarga marrón, compuesto de dos partes iguales de unas 10 pulgadas de largo y unas 7 pulgadas de ancho.</text:p>
      <text:p text:style-name="P23"><text:tab/>14. Este debe llevarse día y noche sobre los hombros, de modo que cubra el pecho y la espalda; no se puede sustituir por un escapulario más pequeño, excepto por razones de salud u otros motivos justos sancionados por el confesor.<text:note text:id="ftn0" text:note-class="footnote"><text:note-citation>1</text:note-citation><text:note-body><text:p text:style-name="P26">Cabe señalar que la medalla tradicional, con la efigie del Sagrado Corazón en un lado y la de Nuestra Señora en el otro, que se considera sustituta del Escapulario Marrón pequeño o de otro Escapulario, no puede en ningún caso sustituir al Escapulario de la Tercera Orden. Los Titulares deben llevar siempre este escapulario.</text:p></text:note-body></text:note></text:p>
      <text:p text:style-name="P23"><text:tab/>15. Este escapulario debe ser bendecido por un sacerdote que tenga las facultades necesarias cuando se recibe por primera vez; posteriormente, cuando es reemplazado por otros, no se requiere ninguna otra bendición.</text:p>
      <text:p text:style-name="P23"/>
      <text:p text:style-name="P23">CAPÍTULO VI</text:p>
      <text:p text:style-name="P23">ADMISIÓN EN LA TERCERA ORDEN, <text:span text:style-name="T23">EL HABITO</text:span></text:p>
      <text:p text:style-name="P23"/>
      <text:p text:style-name="P23"><text:tab/>16. Aunque los Superiores o Directores pueden recibir en la Tercera Orden a todas las personas que cumplan las condiciones antes señaladas, sin embargo, en general, será muy beneficioso para el bienestar de la Congregación y brindará la oportunidad de conocer mejor las disposiciones de los postulantes, si todos aquellos que buscan la admisión son presentados a los respectivos consejos con algún tiempo de antelación.</text:p>
      <text:p text:style-name="P23"/>
      <text:p text:style-name="P23"><text:soft-page-break/><text:tab/><text:span text:style-name="T14">17. El Superior o Director tendrá, pues, mucho cuidado de no proponer nunca a ninguna persona que no considere llamada a este estado de vida, y que tenga motivos para creer que no será vista con buenos ojos por la mayoría de la Congregación; esto evitará el peligro de diferencias de opinión y el consiguiente debilitamiento de la caridad mutua.</text:span></text:p>
      <text:p text:style-name="P23"><text:tab/><text:span text:style-name="T14">18. Antes de que los postulantes sean admitidos al </text:span><text:span text:style-name="T24">habito</text:span><text:span text:style-name="T14">, debe transcurrir un período de prueba de dos meses, durante el cual deben ser instruidos cuidadosamente en todo lo que concierne a las obligaciones que asumen al ingresar en la Tercera Orden.</text:span></text:p>
      <text:p text:style-name="P23"><text:tab/>19. Se prepararán para la Toma de hábito con algunos días de retiro y recogimiento bajo la dirección de su propio confesor.</text:p>
      <text:p text:style-name="P23"><text:tab/>20. El día señalado para la ceremonia recibirán la Sagrada Comunión; luego, a la hora señalada, después de una breve exhortación a criterio del Superior o Director, se les dará el hábito según el ritual prescrito.</text:p>
      <text:p text:style-name="P23"><text:tab/>21. Cuando se celebren reuniones mensuales, la toma de hábito se hará en una de ellas, en el oratorio destinado al efecto; en los demás casos, la ceremonia se realizará ante el Altar de Nuestra Señora, pero sin publicidad, por ser una función privada.</text:p>
      <text:p text:style-name="P23"><text:tab/>22. Los postulantes, revestidos con el santo hábito, se hacen novicios, y entonces, por espacio de un año, darán prueba de su vocación mediante la observancia exacta de la Regla; también se dispondrán por la oración y la práctica de la virtud cristiana para merecer la gracia de la profesión.</text:p>
      <text:p text:style-name="P23"><text:tab/>23. Se deja a la discreción del Superior o Director prolongar el período del noviciado en el caso de aquellos cuyo temperamento inspira dudas sobre la posesión de las cualidades requeridas de piedad y constancia, como también de aquellos que manifiestan falta de firmeza en su vocación.</text:p>
      <text:p text:style-name="P23"><text:tab/>24. Durante su noviciado, los Terciarios deben presentarse al menos una vez al mes, salvo impedimento, ante el Superior o Director para recibir instrucción en sus deberes, y posteriormente de vez en cuando, por ejemplo, cada dos meses. Los novicios tienen siempre la libertad de elegir a su propio confesor.</text:p>
      <text:p text:style-name="P23"><text:tab/>25. Si un novicio se encuentra en peligro de muerte, el Superior o Director podrá admitirlo a la profesión antes de que finalice el año de noviciado. Sin embargo, estos votos solo serán válidos en caso de fallecimiento. Si el novicio se recupera, no se considerarán vinculantes y, por lo tanto, deberán renovarse oportunamente al finalizar el año de noviciado.</text:p>
      <text:p text:style-name="P23"/>
      <text:p text:style-name="P23">CAPÍTULO VII</text:p>
      <text:p text:style-name="P23">LA PROFESIÓN</text:p>
      <text:p text:style-name="P23"/>
      <text:p text:style-name="P23"><text:tab/>26. Hacia el fin del año de noviciado, cuando el novicio haya cumplido veinticinco años, a no ser que haya obtenido dispensa, el Superior o Director, estando seguro de la naturaleza divina de su vocación a este estado de vida y de su perseverancia en sus buenas intenciones, puede admitir al novicio terciario a la profesión.</text:p>
      <text:p text:style-name="P23"><text:tab/>27. Habiendo fijado con el Superior o Director el día en que se hará la profesión, cada novicio se preparará haciendo los Ejercicios Espirituales, o con otras prácticas piadosas según el consejo del Director, no omitiendo en el mismo día recibir la Sagrada Comunión.</text:p>
      <text:p text:style-name="P23"><text:tab/>28. Salvo ciertas modificaciones del ritual y de las oraciones indicadas en el ceremonial, la ceremonia de la profesión se realizará de la misma manera que la <text:span text:style-name="T25">toma de habito</text:span>.</text:p>
      <text:p text:style-name="P23"><text:tab/>29. Se hará en manos del Superior o su Delegado en los siguientes términos:</text:p>
      <text:p text:style-name="P24">Yo, N. N. hago mi profesión y prometo a Dios, a Nuestra Señora del Carmen, a Nuestra Santa Madre Santa Teresa y a los Superiores de la Orden, obediencia y castidad, según la Regla de la Tercera Orden, que me propongo observar con toda la perfección que me sea posible, hasta la muerte.</text:p>
      <text:p text:style-name="P23"><text:soft-page-break/><text:tab/>30. Dos veces al año, es decir, en la fiesta de la Exaltación de la Santa Cruz, el 14 de septiembre, y en la fiesta de la Epifanía, los Terciarios renovarán sus votos en presencia del Superior o del Director, o, si esto no es posible, harán la renovación privadamente después de la Sagrada Comunión.</text:p>
      <text:p text:style-name="P23"><text:tab/>31. Los votos de Obediencia y Castidad según la Regla de la Tercera Orden no tienen la misma fuerza vinculante que los votos religiosos y expiran al dejar la Orden; su propósito es obligar al Terciario a una perfecta observancia de la santa Ley de Dios y de Nuestra Santa Madre la Iglesia, y al tiempo que elevan a un grado superior la práctica de la virtud cristiana y aumentan su valor y mérito, no hacen sino dar una sanción más sagrada al deber que incumbe a todos los Fieles de humilde sumisión a la autoridad legítima y de preservar en cualquier estado de vida la pureza de alma y cuerpo.</text:p>
      <text:p text:style-name="P23"><text:tab/>32. Por lo tanto, si se considera necesario expulsar a un Terciario de la Orden como castigo por sus faltas, o si la abandona por voluntad propia —lo cual no debe hacerse sin el consejo del Superior o Director—, ya <text:span text:style-name="T26">n</text:span>o estaría obligado por estos votos ni por las demás obligaciones de la Tercera Orden.</text:p>
      <text:p text:style-name="P23"/>
      <text:p text:style-name="P23"/>
      <text:p text:style-name="P23"/>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unson" svg:font-family="Munso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Munson" fo:font-size="10pt" fo:font-weight="bold" officeooo:paragraph-rsid="00072be2" style:font-size-asian="10pt" style:font-weight-asian="bold" style:font-size-complex="10pt"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page-layout>
  </office:automatic-styles>
  <office:master-styles>
    <style:master-page style:name="Standard" style:page-layout-name="Mpm1">
      <style:header>
        <text:p text:style-name="MP1">Guía del Ministerio de la Tercera Orden Carmelita</text:p>
      </style:header>
      <style:header-first>
        <text:p text:style-name="MP1"/>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1T08:37:03.382527247</meta:creation-date>
    <dc:date>2025-09-11T17:02:43.948804018</dc:date>
    <meta:editing-duration>PT7H20M20S</meta:editing-duration>
    <meta:editing-cycles>20</meta:editing-cycles>
    <meta:generator>LibreOffice/25.2.5.2$Linux_X86_64 LibreOffice_project/520$Build-2</meta:generator>
    <meta:document-statistic meta:table-count="0" meta:image-count="0" meta:object-count="0" meta:page-count="8" meta:paragraph-count="144" meta:word-count="3346" meta:character-count="20755" meta:non-whitespace-character-count="17325"/>
  </office:meta>
</office:document-meta>
</file>